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a59db" officeooo:paragraph-rsid="001e1f0b" style:font-weight-asian="bold" style:font-weight-complex="bold"/>
    </style:style>
    <style:style style:name="P2" style:family="paragraph" style:parent-style-name="Standard">
      <style:text-properties fo:font-weight="bold" officeooo:rsid="002a59db" officeooo:paragraph-rsid="003b9678" style:font-weight-asian="bold" style:font-weight-complex="bold"/>
    </style:style>
    <style:style style:name="P3" style:family="paragraph" style:parent-style-name="Standard">
      <style:text-properties officeooo:paragraph-rsid="001e1f0b"/>
    </style:style>
    <style:style style:name="P4" style:family="paragraph" style:parent-style-name="Standard">
      <style:text-properties officeooo:paragraph-rsid="00224530"/>
    </style:style>
    <style:style style:name="P5" style:family="paragraph" style:parent-style-name="Standard">
      <style:text-properties officeooo:paragraph-rsid="00293171"/>
    </style:style>
    <style:style style:name="P6" style:family="paragraph" style:parent-style-name="Standard">
      <style:text-properties officeooo:paragraph-rsid="002a7071"/>
    </style:style>
    <style:style style:name="P7" style:family="paragraph" style:parent-style-name="Standard">
      <style:text-properties officeooo:paragraph-rsid="003a9d75"/>
    </style:style>
    <style:style style:name="P8" style:family="paragraph" style:parent-style-name="Standard">
      <style:text-properties fo:font-weight="bold" officeooo:rsid="002a59db" officeooo:paragraph-rsid="003b9678" style:font-weight-asian="bold" style:font-weight-complex="bold"/>
    </style:style>
    <style:style style:name="P9" style:family="paragraph" style:parent-style-name="Standard">
      <style:text-properties fo:font-weight="bold" officeooo:rsid="002a59db" officeooo:paragraph-rsid="004f50b9" style:font-weight-asian="bold" style:font-weight-complex="bold"/>
    </style:style>
    <style:style style:name="P10" style:family="paragraph" style:parent-style-name="Standard">
      <style:text-properties fo:font-weight="bold" officeooo:rsid="002a59db" officeooo:paragraph-rsid="001e1f0b" style:font-weight-asian="bold" style:font-weight-complex="bold"/>
    </style:style>
    <style:style style:name="P11" style:family="paragraph" style:parent-style-name="Standard">
      <style:text-properties fo:font-weight="bold" officeooo:rsid="002a59db" officeooo:paragraph-rsid="00528b47" style:font-weight-asian="bold" style:font-weight-complex="bold"/>
    </style:style>
    <style:style style:name="P12" style:family="paragraph" style:parent-style-name="Standard">
      <style:text-properties officeooo:paragraph-rsid="00293171"/>
    </style:style>
    <style:style style:name="P13" style:family="paragraph" style:parent-style-name="Standard">
      <style:text-properties officeooo:paragraph-rsid="00528b47"/>
    </style:style>
    <style:style style:name="P14" style:family="paragraph" style:parent-style-name="Standard">
      <style:text-properties officeooo:paragraph-rsid="00224530"/>
    </style:style>
    <style:style style:name="P15" style:family="paragraph" style:parent-style-name="Standard">
      <style:text-properties officeooo:paragraph-rsid="001e1f0b"/>
    </style:style>
    <style:style style:name="T1" style:family="text">
      <style:text-properties fo:font-weight="normal" officeooo:rsid="00e4c41d" style:font-weight-asian="normal" style:font-weight-complex="normal"/>
    </style:style>
    <style:style style:name="T2" style:family="text">
      <style:text-properties fo:font-weight="normal" officeooo:rsid="008874ee" style:font-weight-asian="normal" style:font-weight-complex="normal"/>
    </style:style>
    <style:style style:name="T3" style:family="text">
      <style:text-properties fo:font-weight="normal" officeooo:rsid="008c912a" style:font-weight-asian="normal" style:font-weight-complex="normal"/>
    </style:style>
    <style:style style:name="T4" style:family="text">
      <style:text-properties fo:font-weight="normal" officeooo:rsid="009f4a19" style:font-weight-asian="normal" style:font-weight-complex="normal"/>
    </style:style>
    <style:style style:name="T5" style:family="text">
      <style:text-properties fo:font-weight="normal" officeooo:rsid="00ca8e39" style:font-weight-asian="normal" style:font-weight-complex="normal"/>
    </style:style>
    <style:style style:name="T6" style:family="text">
      <style:text-properties fo:font-weight="normal" officeooo:rsid="00ad2784" style:font-weight-asian="normal" style:font-weight-complex="normal"/>
    </style:style>
    <style:style style:name="T7" style:family="text">
      <style:text-properties fo:font-weight="normal" officeooo:rsid="00a004d3" style:font-weight-asian="normal" style:font-weight-complex="normal"/>
    </style:style>
    <style:style style:name="T8" style:family="text">
      <style:text-properties fo:font-weight="normal" officeooo:rsid="00cdd45c" style:font-weight-asian="normal" style:font-weight-complex="normal"/>
    </style:style>
    <style:style style:name="T9" style:family="text">
      <style:text-properties fo:font-weight="normal" officeooo:rsid="008988bb" style:font-weight-asian="normal" style:font-weight-complex="normal"/>
    </style:style>
    <style:style style:name="T10" style:family="text">
      <style:text-properties fo:font-weight="normal" officeooo:rsid="008a7f87" style:font-weight-asian="normal" style:font-weight-complex="normal"/>
    </style:style>
    <style:style style:name="T11" style:family="text">
      <style:text-properties fo:font-weight="normal" officeooo:rsid="00930aca" style:font-weight-asian="normal" style:font-weight-complex="normal"/>
    </style:style>
    <style:style style:name="T12" style:family="text">
      <style:text-properties fo:font-weight="normal" officeooo:rsid="00cbee88" style:font-weight-asian="normal" style:font-weight-complex="normal"/>
    </style:style>
    <style:style style:name="T13" style:family="text">
      <style:text-properties fo:font-weight="normal" officeooo:rsid="00b1f695" style:font-weight-asian="normal" style:font-weight-complex="normal"/>
    </style:style>
    <style:style style:name="T14" style:family="text">
      <style:text-properties fo:font-weight="normal" officeooo:rsid="00ae82da" style:font-weight-asian="normal" style:font-weight-complex="normal"/>
    </style:style>
    <style:style style:name="T15" style:family="text">
      <style:text-properties fo:font-weight="normal" officeooo:rsid="00b27126" style:font-weight-asian="normal" style:font-weight-complex="normal"/>
    </style:style>
    <style:style style:name="T16" style:family="text">
      <style:text-properties fo:font-weight="normal" officeooo:rsid="00dcbfaf" style:font-weight-asian="normal" style:font-weight-complex="normal"/>
    </style:style>
    <style:style style:name="T17" style:family="text">
      <style:text-properties fo:font-weight="normal" officeooo:rsid="00b03d34" style:font-weight-asian="normal" style:font-weight-complex="normal"/>
    </style:style>
    <style:style style:name="T18" style:family="text">
      <style:text-properties fo:font-weight="normal" officeooo:rsid="00b382fe" style:font-weight-asian="normal" style:font-weight-complex="normal"/>
    </style:style>
    <style:style style:name="T19" style:family="text">
      <style:text-properties fo:font-weight="normal" officeooo:rsid="00b575a8" style:font-weight-asian="normal" style:font-weight-complex="normal"/>
    </style:style>
    <style:style style:name="T20" style:family="text">
      <style:text-properties fo:font-weight="normal" officeooo:rsid="00b77559" style:font-weight-asian="normal" style:font-weight-complex="normal"/>
    </style:style>
    <style:style style:name="T21" style:family="text">
      <style:text-properties fo:font-weight="normal" officeooo:rsid="00baa6b1" style:font-weight-asian="normal" style:font-weight-complex="normal"/>
    </style:style>
    <style:style style:name="T22" style:family="text">
      <style:text-properties fo:font-weight="normal" officeooo:rsid="00c15f06" style:font-weight-asian="normal" style:font-weight-complex="normal"/>
    </style:style>
    <style:style style:name="T23" style:family="text">
      <style:text-properties fo:font-weight="normal" officeooo:rsid="00e37cd3" style:font-weight-asian="normal" style:font-weight-complex="normal"/>
    </style:style>
    <style:style style:name="T24" style:family="text">
      <style:text-properties fo:font-weight="normal" officeooo:rsid="001e1f0b" style:font-weight-asian="normal" style:font-weight-complex="normal"/>
    </style:style>
    <style:style style:name="T25" style:family="text">
      <style:text-properties fo:font-weight="normal" officeooo:rsid="001f73ff" style:font-weight-asian="normal" style:font-weight-complex="normal"/>
    </style:style>
    <style:style style:name="T26" style:family="text">
      <style:text-properties fo:font-weight="normal" officeooo:rsid="0020e0b5" style:font-weight-asian="normal" style:font-weight-complex="normal"/>
    </style:style>
    <style:style style:name="T27" style:family="text">
      <style:text-properties fo:font-weight="normal" officeooo:rsid="0020e529" style:font-weight-asian="normal" style:font-weight-complex="normal"/>
    </style:style>
    <style:style style:name="T28" style:family="text">
      <style:text-properties fo:font-weight="normal" officeooo:rsid="0023995e" style:font-weight-asian="normal" style:font-weight-complex="normal"/>
    </style:style>
    <style:style style:name="T29" style:family="text">
      <style:text-properties fo:font-weight="normal" officeooo:rsid="0023c011" style:font-weight-asian="normal" style:font-weight-complex="normal"/>
    </style:style>
    <style:style style:name="T30" style:family="text">
      <style:text-properties fo:font-weight="normal" officeooo:rsid="002565a1" style:font-weight-asian="normal" style:font-weight-complex="normal"/>
    </style:style>
    <style:style style:name="T31" style:family="text">
      <style:text-properties fo:font-weight="normal" officeooo:rsid="00276301" style:font-weight-asian="normal" style:font-weight-complex="normal"/>
    </style:style>
    <style:style style:name="T32" style:family="text">
      <style:text-properties fo:font-weight="normal" officeooo:rsid="00293171" style:font-weight-asian="normal" style:font-weight-complex="normal"/>
    </style:style>
    <style:style style:name="T33" style:family="text">
      <style:text-properties fo:font-weight="normal" officeooo:rsid="002a7071" style:font-weight-asian="normal" style:font-weight-complex="normal"/>
    </style:style>
    <style:style style:name="T34" style:family="text">
      <style:text-properties fo:font-weight="normal" officeooo:rsid="002b87b0" style:font-weight-asian="normal" style:font-weight-complex="normal"/>
    </style:style>
    <style:style style:name="T35" style:family="text">
      <style:text-properties fo:font-weight="normal" officeooo:rsid="002dc0f0" style:font-weight-asian="normal" style:font-weight-complex="normal"/>
    </style:style>
    <style:style style:name="T36" style:family="text">
      <style:text-properties fo:font-weight="normal" officeooo:rsid="00316ead" style:font-weight-asian="normal" style:font-weight-complex="normal"/>
    </style:style>
    <style:style style:name="T37" style:family="text">
      <style:text-properties fo:font-weight="normal" officeooo:rsid="003d57b0" style:font-weight-asian="normal" style:font-weight-complex="normal"/>
    </style:style>
    <style:style style:name="T38" style:family="text">
      <style:text-properties fo:font-weight="normal" officeooo:rsid="003e825a" style:font-weight-asian="normal" style:font-weight-complex="normal"/>
    </style:style>
    <style:style style:name="T39" style:family="text">
      <style:text-properties fo:font-weight="normal" officeooo:rsid="003ed44e" style:font-weight-asian="normal" style:font-weight-complex="normal"/>
    </style:style>
    <style:style style:name="T40" style:family="text">
      <style:text-properties fo:font-weight="normal" officeooo:rsid="003f5aa5" style:font-weight-asian="normal" style:font-weight-complex="normal"/>
    </style:style>
    <style:style style:name="T41" style:family="text">
      <style:text-properties fo:font-weight="normal" officeooo:rsid="003f82e0" style:font-weight-asian="normal" style:font-weight-complex="normal"/>
    </style:style>
    <style:style style:name="T42" style:family="text">
      <style:text-properties fo:font-weight="normal" officeooo:rsid="00406f9b" style:font-weight-asian="normal" style:font-weight-complex="normal"/>
    </style:style>
    <style:style style:name="T43" style:family="text">
      <style:text-properties fo:font-weight="normal" officeooo:rsid="00409cb2" style:font-weight-asian="normal" style:font-weight-complex="normal"/>
    </style:style>
    <style:style style:name="T44" style:family="text">
      <style:text-properties fo:font-weight="normal" officeooo:rsid="00416bac" style:font-weight-asian="normal" style:font-weight-complex="normal"/>
    </style:style>
    <style:style style:name="T45" style:family="text">
      <style:text-properties fo:font-weight="normal" officeooo:rsid="00418dc5" style:font-weight-asian="normal" style:font-weight-complex="normal"/>
    </style:style>
    <style:style style:name="T46" style:family="text">
      <style:text-properties fo:font-weight="normal" officeooo:rsid="0043700d" style:font-weight-asian="normal" style:font-weight-complex="normal"/>
    </style:style>
    <style:style style:name="T47" style:family="text">
      <style:text-properties fo:font-weight="normal" officeooo:rsid="00438873" style:font-weight-asian="normal" style:font-weight-complex="normal"/>
    </style:style>
    <style:style style:name="T48" style:family="text">
      <style:text-properties fo:font-weight="normal" officeooo:rsid="004410b7" style:font-weight-asian="normal" style:font-weight-complex="normal"/>
    </style:style>
    <style:style style:name="T49" style:family="text">
      <style:text-properties fo:font-weight="normal" officeooo:rsid="004521dd" style:font-weight-asian="normal" style:font-weight-complex="normal"/>
    </style:style>
    <style:style style:name="T50" style:family="text">
      <style:text-properties fo:font-weight="normal" officeooo:rsid="0048b68a" style:font-weight-asian="normal" style:font-weight-complex="normal"/>
    </style:style>
    <style:style style:name="T51" style:family="text">
      <style:text-properties fo:font-weight="normal" officeooo:rsid="0049d7c8" style:font-weight-asian="normal" style:font-weight-complex="normal"/>
    </style:style>
    <style:style style:name="T52" style:family="text">
      <style:text-properties fo:font-weight="normal" officeooo:rsid="004afb6d" style:font-weight-asian="normal" style:font-weight-complex="normal"/>
    </style:style>
    <style:style style:name="T53" style:family="text">
      <style:text-properties fo:font-weight="normal" officeooo:rsid="004e7b37" style:font-weight-asian="normal" style:font-weight-complex="normal"/>
    </style:style>
    <style:style style:name="T54" style:family="text">
      <style:text-properties fo:font-weight="normal" officeooo:rsid="004f50b9" style:font-weight-asian="normal" style:font-weight-complex="normal"/>
    </style:style>
    <style:style style:name="T55" style:family="text">
      <style:text-properties fo:font-weight="normal" officeooo:rsid="00509b36" style:font-weight-asian="normal" style:font-weight-complex="normal"/>
    </style:style>
    <style:style style:name="T56" style:family="text">
      <style:text-properties fo:font-weight="normal" officeooo:rsid="00528b47" style:font-weight-asian="normal" style:font-weight-complex="normal"/>
    </style:style>
    <style:style style:name="T57" style:family="text">
      <style:text-properties fo:font-weight="normal" officeooo:rsid="0053570d" style:font-weight-asian="normal" style:font-weight-complex="normal"/>
    </style:style>
    <style:style style:name="T58" style:family="text">
      <style:text-properties fo:font-weight="normal" officeooo:rsid="005438f2" style:font-weight-asian="normal" style:font-weight-complex="normal"/>
    </style:style>
    <style:style style:name="T59" style:family="text">
      <style:text-properties fo:font-weight="normal" officeooo:rsid="00558d65" style:font-weight-asian="normal" style:font-weight-complex="normal"/>
    </style:style>
    <style:style style:name="T60" style:family="text">
      <style:text-properties fo:font-weight="normal" officeooo:rsid="00568ac2" style:font-weight-asian="normal" style:font-weight-complex="normal"/>
    </style:style>
    <style:style style:name="T61" style:family="text">
      <style:text-properties fo:font-weight="bold" style:font-weight-asian="bold" style:font-weight-complex="bold"/>
    </style:style>
    <style:style style:name="T62" style:family="text">
      <style:text-properties fo:font-weight="bold" officeooo:rsid="009f4a19" style:font-weight-asian="bold" style:font-weight-complex="bold"/>
    </style:style>
    <style:style style:name="T63" style:family="text">
      <style:text-properties fo:font-weight="bold" officeooo:rsid="002a59db" style:font-weight-asian="bold" style:font-weight-complex="bold"/>
    </style:style>
    <style:style style:name="T64" style:family="text">
      <style:text-properties fo:font-weight="bold" officeooo:rsid="001e1f0b" style:font-weight-asian="bold" style:font-weight-complex="bold"/>
    </style:style>
    <style:style style:name="T65" style:family="text">
      <style:text-properties fo:font-weight="bold" officeooo:rsid="0020e529" style:font-weight-asian="bold" style:font-weight-complex="bold"/>
    </style:style>
    <style:style style:name="T66" style:family="text">
      <style:text-properties fo:font-weight="bold" officeooo:rsid="00528b4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64"><text:tab/><text:tab/><text:tab/><text:tab/><text:tab/></text:span></text:span><text:span text:style-name="Strong_20_Emphasis"><text:span text:style-name="T65">MAKALE</text:span></text:span></text:p>
      <text:p text:style-name="P3"><text:span text:style-name="Strong_20_Emphasis"><text:span text:style-name="T66">PART 1</text:span></text:span></text:p>
      <text:p text:style-name="P5"><text:span text:style-name="Strong_20_Emphasis"><text:span text:style-name="T25"><text:tab/></text:span></text:span><text:span text:style-name="Strong_20_Emphasis"><text:span text:style-name="T32">Bu evreni yaratan yaratıcı </text:span></text:span><text:span text:style-name="Strong_20_Emphasis"><text:span text:style-name="T56">olan Allah</text:span></text:span><text:span text:style-name="Strong_20_Emphasis"><text:span text:style-name="T32">, şeytanın sizin </text:span></text:span><text:span text:style-name="Strong_20_Emphasis"><text:span text:style-name="T36">bir düşmanınız olduğunu söylemektedir. Şeytan kötü bir düşmandır. </text:span></text:span><text:span text:style-name="Strong_20_Emphasis"><text:span text:style-name="T32">Bu Evreni yaratan </text:span></text:span><text:span text:style-name="Strong_20_Emphasis"><text:span text:style-name="T36">yaratıcı</text:span></text:span><text:span text:style-name="Strong_20_Emphasis"><text:span text:style-name="T32"> şeytanı lanetlemiş ve şeytanın boynundaki kolyeye benzeyen şey bir lanet </text:span></text:span><text:span text:style-name="Strong_20_Emphasis"><text:span text:style-name="T36">işaretidir</text:span></text:span><text:span text:style-name="Strong_20_Emphasis"><text:span text:style-name="T32">. Şeytanın boynundaki kolyeye benzeyen şey ile Allah, iblisi lanetlemiştir. </text:span></text:span><text:span text:style-name="Strong_20_Emphasis"><text:span text:style-name="T36">Peygamber Efendimizin dostlarından birisi </text:span></text:span><text:span text:style-name="Strong_20_Emphasis"><text:span text:style-name="T51">olan Hz. Ali r.a </text:span></text:span><text:span text:style-name="Strong_20_Emphasis"><text:span text:style-name="T33">iblisi gördüğünde iblisi tutup kafasını ez</text:span></text:span><text:span text:style-name="Strong_20_Emphasis"><text:span text:style-name="T35">ip </text:span></text:span><text:span text:style-name="Strong_20_Emphasis"><text:span text:style-name="T33">gözünü kör etmiştir. Hala iblisin o gözü kördür.</text:span></text:span><text:span text:style-name="Strong_20_Emphasis"><text:span text:style-name="T32"> Bu bilgileri </text:span></text:span><text:span text:style-name="Strong_20_Emphasis"><text:span text:style-name="T34">islam dininden ve</text:span></text:span><text:span text:style-name="Strong_20_Emphasis"><text:span text:style-name="T32">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51">inerler</text:span></text:span><text:span text:style-name="Strong_20_Emphasis"><text:span text:style-name="T32">. Hatta şeytanı gördüğünüzde </text:span></text:span><text:span text:style-name="Strong_20_Emphasis"><text:span text:style-name="T34">euzu besmele’yi söylerseniz</text:span></text:span><text:span text:style-name="Strong_20_Emphasis"><text:span text:style-name="T32"> dahi şeytan sizden uzaklaşır </text:span></text:span><text:span text:style-name="Strong_20_Emphasis"><text:span text:style-name="T34">ve melekler sizi kurumak için sizin yardımınıza gelirler</text:span></text:span><text:span text:style-name="Strong_20_Emphasis"><text:span text:style-name="T32">. </text:span></text:span><text:span text:style-name="Strong_20_Emphasis"><text:span text:style-name="T34">Siz melekleri görmezsiniz fakat şeytanlar onları görüyorlar.</text:span></text:span></text:p>
      <text:p text:style-name="P5"><text:span text:style-name="Strong_20_Emphasis"><text:span text:style-name="T56"/></text:span></text:p>
      <text:p text:style-name="P13"><text:span text:style-name="Strong_20_Emphasis"><text:span text:style-name="T66">PART 2</text:span></text:span></text:p>
      <text:p text:style-name="P6"><text:span text:style-name="Strong_20_Emphasis"><text:span text:style-name="T24"><text:tab/></text:span></text:span><text:span text:style-name="Strong_20_Emphasis"><text:span text:style-name="T32">Şeytanlar insanların bedenlerine girdiğinde </text:span></text:span><text:span text:style-name="Strong_20_Emphasis"><text:span text:style-name="T51">kıskançlık, korku vs. böyle</text:span></text:span><text:span text:style-name="Strong_20_Emphasis"><text:span text:style-name="T32"> hisler verir ve bu hislerin hiçbiri gerçek değildir. </text:span></text:span><text:span text:style-name="Strong_20_Emphasis"><text:span text:style-name="T37">B</text:span></text:span><text:span text:style-name="Strong_20_Emphasis"><text:span text:style-name="T32">u hislerin hepsi yapay şeylerdir. </text:span></text:span><text:span text:style-name="Strong_20_Emphasis"><text:span text:style-name="T51">Bu yüzden bu hislerin hiçbir değeri yoktur. </text:span></text:span><text:span text:style-name="Strong_20_Emphasis"><text:span text:style-name="T32">Şeytanlar bu şekilde size müdahale etmektedirler ve size tuzak kurmaktadırlar. Şeytanların tuzaklarından kurunmak için Ayetel Kürsi duası</text:span></text:span><text:span text:style-name="Strong_20_Emphasis"><text:span text:style-name="T33">nı sürekli okumanız</text:span></text:span><text:span text:style-name="Strong_20_Emphasis"><text:span text:style-name="T32"> ve Tesbih Namazını sürekli kıl</text:span></text:span><text:span text:style-name="Strong_20_Emphasis"><text:span text:style-name="T33">manız</text:span></text:span><text:span text:style-name="Strong_20_Emphasis"><text:span text:style-name="T32"> gerekmektedir.</text:span></text:span></text:p>
      <text:p text:style-name="P5"><text:span text:style-name="Strong_20_Emphasis"><text:span text:style-name="T25"><text:tab/></text:span></text:span></text:p>
      <text:p text:style-name="P13"><text:span text:style-name="Strong_20_Emphasis"><text:span text:style-name="T66">PART 3</text:span></text:span></text:p>
      <text:p text:style-name="P7"><text:span text:style-name="Strong_20_Emphasis"><text:span text:style-name="T25"><text:tab/>Şeytanlar, insanların bir düşmanı olduğunu ve insanlara tuzak kuracakları bilgisi gene Kur’an da mevcuttur. Hatta şeytan</text:span></text:span><text:span text:style-name="Strong_20_Emphasis"><text:span text:style-name="T31">lar</text:span></text:span><text:span text:style-name="Strong_20_Emphasis"><text:span text:style-name="T25"> kendi şeklini değiştirerek kendini insanlara farklı </text:span></text:span><text:span text:style-name="Strong_20_Emphasis"><text:span text:style-name="T36">göstermeye </text:span></text:span><text:span text:style-name="Strong_20_Emphasis"><text:span text:style-name="T25">çalışmaktadır ve bu şekilde </text:span></text:span><text:span text:style-name="Strong_20_Emphasis"><text:span text:style-name="T26">sizi </text:span></text:span><text:span text:style-name="Strong_20_Emphasis"><text:span text:style-name="T25">kandırmaktadır </text:span></text:span><text:span text:style-name="Strong_20_Emphasis"><text:span text:style-name="T51">ve size tuzaklar kurmaya çalışırlar. Şe</text:span></text:span><text:span text:style-name="Strong_20_Emphasis"><text:span text:style-name="T25">ytanın </text:span></text:span><text:span text:style-name="Strong_20_Emphasis"><text:span text:style-name="T28">gerçek </text:span></text:span><text:span text:style-name="Strong_20_Emphasis"><text:span text:style-name="T25">boyu 150 </text:span></text:span><text:span text:style-name="Strong_20_Emphasis"><text:span text:style-name="T26">cm civarındadır</text:span></text:span><text:span text:style-name="Strong_20_Emphasis"><text:span text:style-name="T25">. Şeytanların kendi şekillerini değiştirip kendini insanlara farklı göstermeye çalışırlar ve bu şekilde insanlar</text:span></text:span><text:span text:style-name="Strong_20_Emphasis"><text:span text:style-name="T51">a tuzak kurmaya</text:span></text:span><text:span text:style-name="Strong_20_Emphasis"><text:span text:style-name="T25">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26">edinebilirsiniz</text:span></text:span><text:span text:style-name="Strong_20_Emphasis"><text:span text:style-name="T25">. </text:span></text:span><text:span text:style-name="Strong_20_Emphasis"><text:span text:style-name="T26">Şeytan cinlere benzediği için kendi şekillerini değiştirmektedirler ve cinlerde kendi şekillerini değiştirebilmektedir. </text:span></text:span><text:span text:style-name="Strong_20_Emphasis"><text:span text:style-name="T32">Ama şeytan ve cin aynı şeyler değildir.</text:span></text:span><text:span text:style-name="Strong_20_Emphasis"><text:span text:style-name="T26"> Hatta Kur’an da Cin Suresi vardır.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27">Kur’an da mucize dolu başka birçok bilgi mevcuttur.</text:span></text:span></text:p>
      <text:p text:style-name="P4"><text:span text:style-name="Strong_20_Emphasis"><text:span text:style-name="T26"/></text:span></text:p>
      <text:p text:style-name="P13"><text:span text:style-name="Strong_20_Emphasis"><text:span text:style-name="T66">PART 4</text:span></text:span></text:p>
      <text:p text:style-name="P4"><text:span text:style-name="Strong_20_Emphasis"><text:span text:style-name="T26"><text:tab/>Şuan birçok insan Tevrat’a ya da İncil’e inanmaktadırlar fakat bu kitaplar kutsal değildir. Tevrat ve İncil’in size hiçbir faydası yoktur çünkü Kutsal bir kitap olsaydı sizi şeytanlarda</text:span></text:span><text:span text:style-name="Strong_20_Emphasis"><text:span text:style-name="T51">n da </text:span></text:span><text:span text:style-name="Strong_20_Emphasis"><text:span text:style-name="T26">kuruması gerekirdi. </text:span></text:span><text:span text:style-name="Strong_20_Emphasis"><text:span text:style-name="T27">Tevrat ve İncil’in hiçbir etkisi yoktur fakat Kur’an öyle değil ve Kur’an farklı bir kitaptır.</text:span></text:span><text:span text:style-name="Strong_20_Emphasis"><text:span text:style-name="T26"> Sizi </text:span></text:span><text:span text:style-name="Strong_20_Emphasis"><text:span text:style-name="T27">insan ve </text:span></text:span><text:span text:style-name="Strong_20_Emphasis"><text:span text:style-name="T26">şeytanlardan </text:span></text:span><text:span text:style-name="Strong_20_Emphasis"><text:span text:style-name="T27">da</text:span></text:span><text:span text:style-name="Strong_20_Emphasis"><text:span text:style-name="T26"> kuruyan bilgiler Kur’an da mevcut </text:span></text:span><text:span text:style-name="Strong_20_Emphasis"><text:span text:style-name="T51">olduğu</text:span></text:span><text:span text:style-name="Strong_20_Emphasis"><text:span text:style-name="T27"> için</text:span></text:span><text:span text:style-name="Strong_20_Emphasis"><text:span text:style-name="T26"> Kur’an </text:span></text:span><text:span text:style-name="Strong_20_Emphasis"><text:span text:style-name="T27">bu evreni yaratabilecek kadar güçlü bir yaratıcının sözleridir. Bu Kur’an’ın tek kutsal kitap olduğunun ıspatlarından sadece bir tanesidir. </text:span></text:span></text:p>
      <text:p text:style-name="P1"><text:span text:style-name="Strong_20_Emphasis"><text:span text:style-name="T61"/></text:span></text:p>
      <text:p text:style-name="P11"><text:span text:style-name="Strong_20_Emphasis"><text:span text:style-name="T66">PART 5</text:span></text:span></text:p>
      <text:p text:style-name="P1"><text:span text:style-name="Strong_20_Emphasis"><text:span text:style-name="T62"><text:tab/></text:span></text:span><text:span text:style-name="Strong_20_Emphasis"><text:span text:style-name="T4">İslam dininde </text:span></text:span><text:span text:style-name="Strong_20_Emphasis"><text:span text:style-name="T5">Allah rızasını kazanmak için</text:span></text:span><text:span text:style-name="Strong_20_Emphasis"><text:span text:style-name="T4"> oruç </text:span></text:span><text:span text:style-name="Strong_20_Emphasis"><text:span text:style-name="T5">tutmak</text:span></text:span><text:span text:style-name="Strong_20_Emphasis"><text:span text:style-name="T4"> insanın </text:span></text:span><text:span text:style-name="Strong_20_Emphasis"><text:span text:style-name="T6">kendi istek ve arzularını</text:span></text:span><text:span text:style-name="Strong_20_Emphasis"><text:span text:style-name="T4"> kendi kontrolü</text:span></text:span><text:span text:style-name="Strong_20_Emphasis"><text:span text:style-name="T6">nüz</text:span></text:span><text:span text:style-name="Strong_20_Emphasis"><text:span text:style-name="T4"> altına alma</text:span></text:span><text:span text:style-name="Strong_20_Emphasis"><text:span text:style-name="T6">nıza</text:span></text:span><text:span text:style-name="Strong_20_Emphasis"><text:span text:style-name="T4"> vesile olan bir ibadettir ve </text:span></text:span><text:span text:style-name="Strong_20_Emphasis"><text:span text:style-name="T6">Allah rızası için</text:span></text:span><text:span text:style-name="Strong_20_Emphasis"><text:span text:style-name="T4"> oruç tutmak o kadar </text:span></text:span><text:span text:style-name="Strong_20_Emphasis"><text:span text:style-name="T24">değerli</text:span></text:span><text:span text:style-name="Strong_20_Emphasis"><text:span text:style-name="T4"> bir ibadettir ki bu ibadetin sevabını sadece Allah verebilir. </text:span></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1"><text:soft-page-break/><text:span text:style-name="Strong_20_Emphasis"><text:span text:style-name="T66">PART 6</text:span></text:span></text:p>
      <text:p text:style-name="P1"><text:span text:style-name="Strong_20_Emphasis"><text:span text:style-name="T11"><text:tab/></text:span></text:span><text:span text:style-name="Strong_20_Emphasis"><text:span text:style-name="T13">Peygamber Efendimizin bazı bilinilmesi gereken sünnetleri vardır. </text:span></text:span><text:span text:style-name="Strong_20_Emphasis"><text:span text:style-name="T6">Peygamber Efendimiz</text:span></text:span><text:span text:style-name="Strong_20_Emphasis"><text:span text:style-name="T14">i</text:span></text:span><text:span text:style-name="Strong_20_Emphasis"><text:span text:style-name="T6">n sünnetlerinden birisi de hergün sabah ve akşamları İhlas, Felak ve Nas surelerin</text:span></text:span><text:span text:style-name="Strong_20_Emphasis"><text:span text:style-name="T14">i euzu besmele çekip</text:span></text:span><text:span text:style-name="Strong_20_Emphasis"><text:span text:style-name="T6"> </text:span></text:span><text:span text:style-name="Strong_20_Emphasis"><text:span text:style-name="T13">bu 3 s</text:span></text:span><text:span text:style-name="Strong_20_Emphasis"><text:span text:style-name="T15">u</text:span></text:span><text:span text:style-name="Strong_20_Emphasis"><text:span text:style-name="T13">reyide peş peşe </text:span></text:span><text:span text:style-name="Strong_20_Emphasis"><text:span text:style-name="T15">her bir sureyi </text:span></text:span><text:span text:style-name="Strong_20_Emphasis"><text:span text:style-name="T13">3’</text:span></text:span><text:span text:style-name="Strong_20_Emphasis"><text:span text:style-name="T15">er</text:span></text:span><text:span text:style-name="Strong_20_Emphasis"><text:span text:style-name="T13"> defa </text:span></text:span><text:span text:style-name="Strong_20_Emphasis"><text:span text:style-name="T6">okuduktan sonra avucuna üfleyip avucunu bütün vücuduna sürerdi</text:span></text:span><text:span text:style-name="Strong_20_Emphasis"><text:span text:style-name="T16">. </text:span></text:span><text:span text:style-name="Strong_20_Emphasis"><text:span text:style-name="T6">Peygamber Efendimizin sünnetleri islam dininde çok önemli bir yere sahiptir </text:span></text:span><text:span text:style-name="Strong_20_Emphasis"><text:span text:style-name="T17">ve peygamber efendimizin bunun gibi birçok sünneti mevcuttur</text:span></text:span><text:span text:style-name="Strong_20_Emphasis"><text:span text:style-name="T6">. </text:span></text:span></text:p>
      <text:p text:style-name="P1"><text:span text:style-name="Strong_20_Emphasis"><text:span text:style-name="T6"/></text:span></text:p>
      <text:p text:style-name="P11"><text:span text:style-name="Strong_20_Emphasis"><text:span text:style-name="T66">PART 7</text:span></text:span></text:p>
      <text:p text:style-name="P1"><text:span text:style-name="Strong_20_Emphasis"><text:span text:style-name="T6"><text:tab/></text:span></text:span><text:span text:style-name="Strong_20_Emphasis"><text:span text:style-name="T18">İslam dinini insanlara anlatmak ve bu dininin yayılmasına vesile olmak Allah’ın yanında yeryüzündeki herşeyden daha değerlidir ve bu her müslümanın yapması gereken bir görevdir. </text:span></text:span><text:span text:style-name="Strong_20_Emphasis"><text:span text:style-name="T19">Her müslüman elinden </text:span></text:span><text:span text:style-name="Strong_20_Emphasis"><text:span text:style-name="T25">geldiği kadarıyla</text:span></text:span><text:span text:style-name="Strong_20_Emphasis"><text:span text:style-name="T19"> islam dinini tebliğ etmesi </text:span></text:span><text:span text:style-name="Strong_20_Emphasis"><text:span text:style-name="T20">yani islam dinini</text:span></text:span><text:span text:style-name="Strong_20_Emphasis"><text:span text:style-name="T19"> yayması </text:span></text:span><text:span text:style-name="Strong_20_Emphasis"><text:span text:style-name="T21">ya da islam dininin yayılmasına vesile olması</text:span></text:span><text:span text:style-name="Strong_20_Emphasis"><text:span text:style-name="T19"> </text:span></text:span><text:span text:style-name="Strong_20_Emphasis"><text:span text:style-name="T22">gerekmektedir.</text:span></text:span></text:p>
      <text:p text:style-name="P1"><text:span text:style-name="Strong_20_Emphasis"><text:span text:style-name="T22"/></text:span></text:p>
      <text:p text:style-name="P11"><text:span text:style-name="Strong_20_Emphasis"><text:span text:style-name="T66">PART 8</text:span></text:span></text:p>
      <text:p text:style-name="P1"><text:span text:style-name="Strong_20_Emphasis"><text:span text:style-name="T22"><text:tab/></text:span></text:span><text:span text:style-name="Strong_20_Emphasis"><text:span text:style-name="T23">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25">S</text:span></text:span><text:span text:style-name="Strong_20_Emphasis"><text:span text:style-name="T23">uresini de okuduğunuzda sizi kuruyan Kur’an’da dualar mevcuttur.</text:span></text:span></text:p>
      <text:p text:style-name="P1"><text:span text:style-name="Strong_20_Emphasis"><text:span text:style-name="T23"/></text:span></text:p>
      <text:p text:style-name="P11"><text:span text:style-name="Strong_20_Emphasis"><text:span text:style-name="T66">PART 9</text:span></text:span></text:p>
      <text:p text:style-name="P3"><text:span text:style-name="Strong_20_Emphasis"><text:span text:style-name="T23"><text:tab/></text:span></text:span><text:span text:style-name="Strong_20_Emphasis"><text:span text:style-name="T1">İslam dini hakkında detaylı bilgiler veren islam ilmihalini </text:span></text:span><text:a xlink:type="simple" xlink:href="https://yayin.diyanet.gov.tr/File/Download?path=islam_ilmihali.pdf&amp;id=392" text:style-name="Internet_20_link" text:visited-style-name="Visited_20_Internet_20_Link"><text:span text:style-name="Strong_20_Emphasis"><text:span text:style-name="T24">d</text:span></text:span></text:a><text:span text:style-name="Strong_20_Emphasis"><text:span text:style-name="T24">iyanetin sitesinden erişebilirsiniz</text:span></text:span><text:span text:style-name="Strong_20_Emphasis"><text:span text:style-name="T1"> ve islam ilmihali gibi şafii ve hanefi ilmihali kitapları da gene diyanetin sitesinden araştırıp erişebilirsiniz. </text:span></text:span><text:span text:style-name="Strong_20_Emphasis"><text:span text:style-name="T26">Ayrıca islam dini ile ilgili birçok kitap gene </text:span></text:span><text:span text:style-name="Strong_20_Emphasis"><text:span text:style-name="T51">T</text:span></text:span><text:span text:style-name="Strong_20_Emphasis"><text:span text:style-name="T26">ürkiyenin diyanet sitesinde mevcuttur hatta Kur’an’ın mobil uygulamaları dahi vardır.</text:span></text:span></text:p>
      <text:p text:style-name="P3"><text:span text:style-name="Strong_20_Emphasis"><text:span text:style-name="T1"/></text:span></text:p>
      <text:p text:style-name="P13"><text:span text:style-name="Strong_20_Emphasis"><text:span text:style-name="T66">PART 10</text:span></text:span></text:p>
      <text:p text:style-name="P3"><text:span text:style-name="Strong_20_Emphasis"><text:span text:style-name="T1"><text:tab/></text:span></text:span><text:span text:style-name="Strong_20_Emphasis"><text:span text:style-name="T24">Sizi şeytandan kuruyan Ayetel Kürsi duası Kur’an daki sadece 1 tane ayettir ve Kur’anda 6.000 den fazla ayet mevcuttur. Ayetel Kürsi duası okuduğunuzda Allah meleklerini yeryüzüne sizi kurumak için </text:span></text:span><text:span text:style-name="Strong_20_Emphasis"><text:span text:style-name="T51">inerler</text:span></text:span><text:span text:style-name="Strong_20_Emphasis"><text:span text:style-name="T24">. İslam dini hakkında detaylı bilgi edinmeniz için peygamber efendimizin hayatını ve peygamber efendimize arkadaşlık eden insanların hayatını</text:span></text:span><text:span text:style-name="Strong_20_Emphasis"><text:span text:style-name="T25">n</text:span></text:span><text:span text:style-name="Strong_20_Emphasis"><text:span text:style-name="T24"> öğrenilmesi önemlidir. </text:span></text:span><text:span text:style-name="Strong_20_Emphasis"><text:span text:style-name="T28">Türkiye Cumhuriyeti D</text:span></text:span><text:span text:style-name="Strong_20_Emphasis"><text:span text:style-name="T30">i</text:span></text:span><text:span text:style-name="Strong_20_Emphasis"><text:span text:style-name="T28">yanet’</text:span></text:span><text:span text:style-name="Strong_20_Emphasis"><text:span text:style-name="T30">in internet</text:span></text:span><text:span text:style-name="Strong_20_Emphasis"><text:span text:style-name="T28"> sitesinde islam ile ilgili birçok kitap mevcuttur </text:span></text:span><text:span text:style-name="Strong_20_Emphasis"><text:span text:style-name="T29">ve islam ile ilgili daha detaylı bilgiler edinebilirsiniz </text:span></text:span><text:span text:style-name="Strong_20_Emphasis"><text:span text:style-name="T30">ya da islam dinini anlatan yerlere gidip islam dinini öğrenebilirsiniz. </text:span></text:span><text:span text:style-name="Strong_20_Emphasis"><text:span text:style-name="T34">İslam dinine tabi olusanız Hanefi ya da Şafii mezheplerinden birisini seçmeniz daha uygundur.</text:span></text:span></text:p>
      <text:p text:style-name="P1"><text:span text:style-name="Strong_20_Emphasis"><text:span text:style-name="T63"/></text:span></text:p>
      <text:p text:style-name="P11"><text:span text:style-name="Strong_20_Emphasis"><text:span text:style-name="T66">PART 11</text:span></text:span></text:p>
      <text:p text:style-name="P2"><text:span text:style-name="Strong_20_Emphasis"><text:span text:style-name="T2"><text:tab/>Allah, şeytan</text:span></text:span><text:span text:style-name="Strong_20_Emphasis"><text:span text:style-name="T7">ın insanlar için</text:span></text:span><text:span text:style-name="Strong_20_Emphasis"><text:span text:style-name="T2"> bir düşman</text:span></text:span><text:span text:style-name="Strong_20_Emphasis"><text:span text:style-name="T7"> olduğu bilgisini kur’an’da bizimle paylaşmaktadır</text:span></text:span><text:span text:style-name="Strong_20_Emphasis"><text:span text:style-name="T2"> ve şeytandan kurunmak için eüzü besmeleyi söylediğin</text:span></text:span><text:span text:style-name="Strong_20_Emphasis"><text:span text:style-name="T8">iz</text:span></text:span><text:span text:style-name="Strong_20_Emphasis"><text:span text:style-name="T2">de şeytanlar </text:span></text:span><text:span text:style-name="Strong_20_Emphasis"><text:span text:style-name="T24">sizden uzaklaşır</text:span></text:span><text:span text:style-name="Strong_20_Emphasis"><text:span text:style-name="T2">. </text:span></text:span><text:span text:style-name="Strong_20_Emphasis"><text:span text:style-name="T9">Eüzü besmele </text:span></text:span><text:span text:style-name="Strong_20_Emphasis"><text:span text:style-name="T7">şöyle okunur</text:span></text:span><text:span text:style-name="Strong_20_Emphasis"><text:span text:style-name="T9">; “E</text:span></text:span><text:span text:style-name="Strong_20_Emphasis"><text:span text:style-name="T10">u</text:span></text:span><text:span text:style-name="Strong_20_Emphasis"><text:span text:style-name="T9">zubillahimineşşeyt</text:span></text:span><text:span text:style-name="Strong_20_Emphasis"><text:span text:style-name="T10">a</text:span></text:span><text:span text:style-name="Strong_20_Emphasis"><text:span text:style-name="T9">nirrac</text:span></text:span><text:span text:style-name="Strong_20_Emphasis"><text:span text:style-name="T10">i</text:span></text:span><text:span text:style-name="Strong_20_Emphasis"><text:span text:style-name="T9">m Bismillahirrahmanirrah</text:span></text:span><text:span text:style-name="Strong_20_Emphasis"><text:span text:style-name="T10">i</text:span></text:span><text:span text:style-name="Strong_20_Emphasis"><text:span text:style-name="T9">m.” </text:span></text:span><text:span text:style-name="Strong_20_Emphasis"><text:span text:style-name="T3">İslam dini size herhangi bir kitapta yer almayan </text:span></text:span><text:span text:style-name="Strong_20_Emphasis"><text:span text:style-name="T11">mucize dolu</text:span></text:span><text:span text:style-name="Strong_20_Emphasis"><text:span text:style-name="T3"> </text:span></text:span><text:span text:style-name="Strong_20_Emphasis"><text:span text:style-name="T11">bilgiler verir. </text:span></text:span><text:span text:style-name="Strong_20_Emphasis"><text:span text:style-name="T12">Ayetel Kürsi duası okunduğunda ya da Amene Rasulu duası okunduğunda da şeytan uzaklaşır sizden ve size zarar veremez. Bu dualar Kur’an’ı kerimde okunan birçok duadan bazılarıdır.</text:span></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2"><text:span text:style-name="Strong_20_Emphasis"><text:span text:style-name="T12"/></text:span></text:p>
      <text:p text:style-name="P11"><text:soft-page-break/><text:span text:style-name="Strong_20_Emphasis"><text:span text:style-name="T66">PART 12</text:span></text:span></text:p>
      <text:p text:style-name="P2"><text:span text:style-name="Strong_20_Emphasis"><text:span text:style-name="T12"><text:tab/></text:span></text:span><text:span text:style-name="Strong_20_Emphasis"><text:span text:style-name="T38">Allah, insanların cinler ile ilişki kurmalarını, sihir ve büyü yapmayı </text:span></text:span><text:span text:style-name="Strong_20_Emphasis"><text:span text:style-name="T40">ve başka birçok şeyi</text:span></text:span><text:span text:style-name="Strong_20_Emphasis"><text:span text:style-name="T38"> yasaklamıştır. Allah’ın yasakladığı birçok şey vardır ve bu yasakların cezası Cehennem ateşidir. </text:span></text:span><text:span text:style-name="Strong_20_Emphasis"><text:span text:style-name="T39">Cehennem ateşi volkan</text:span></text:span><text:span text:style-name="Strong_20_Emphasis"><text:span text:style-name="T54">a</text:span></text:span><text:span text:style-name="Strong_20_Emphasis"><text:span text:style-name="T39"> yani lav’a benzer fakat çok daha kötüdür. </text:span></text:span><text:span text:style-name="Strong_20_Emphasis"><text:span text:style-name="T41">Bu evreni yaratan yaratıcının sizi uyardığı yer yani cehennem çok kötü bir yerdir ve şeytan o kadar kötü bir düşmandır ki sizi o cehenneme götürmey</text:span></text:span><text:span text:style-name="Strong_20_Emphasis"><text:span text:style-name="T42">e ve o lav’a sokup orda yanmanızı amaç edinmiştir. Allah’ta şeytanı</text:span></text:span><text:span text:style-name="Strong_20_Emphasis"><text:span text:style-name="T43">n sizin için bir düşman olduğunu ve o düşmanı da lanetlediğini ve iblisin boynundaki kolyenin de lanet kolyesi olduğunu size bildirmektedir. Allah, S</text:span></text:span><text:span text:style-name="Strong_20_Emphasis"><text:span text:style-name="T42">izin düşmanınız </text:span></text:span><text:span text:style-name="Strong_20_Emphasis"><text:span text:style-name="T43">olan şeytanı</text:span></text:span><text:span text:style-name="Strong_20_Emphasis"><text:span text:style-name="T42"> lanetlemiştir. İslam dini size hiçbir yerde var olmayan bilgiler verir. </text:span></text:span><text:span text:style-name="Strong_20_Emphasis"><text:span text:style-name="T43">İslam dinini detaylı bir şekilde bilmeyen birisi iblisin boynundaki kolyenin ne olduğunu </text:span></text:span><text:span text:style-name="Strong_20_Emphasis"><text:span text:style-name="T54">vs. böyle bilgileri</text:span></text:span><text:span text:style-name="Strong_20_Emphasis"><text:span text:style-name="T43">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45">girenler</text:span></text:span><text:span text:style-name="Strong_20_Emphasis"><text:span text:style-name="T43"> şafii mezhebine </text:span></text:span><text:span text:style-name="Strong_20_Emphasis"><text:span text:style-name="T45">girmeleri</text:span></text:span><text:span text:style-name="Strong_20_Emphasis"><text:span text:style-name="T43"> </text:span></text:span><text:span text:style-name="Strong_20_Emphasis"><text:span text:style-name="T46">daha uygundur </text:span></text:span><text:span text:style-name="Strong_20_Emphasis"><text:span text:style-name="T44">ve şafii mezhebi</text:span></text:span><text:span text:style-name="Strong_20_Emphasis"><text:span text:style-name="T46">ne girenler bu mezhep</text:span></text:span><text:span text:style-name="Strong_20_Emphasis"><text:span text:style-name="T44"> ile ilgili herşeyi öğrenmeleri</text:span></text:span><text:span text:style-name="Strong_20_Emphasis"><text:span text:style-name="T43"> </text:span></text:span><text:span text:style-name="Strong_20_Emphasis"><text:span text:style-name="T45">gerekir</text:span></text:span><text:span text:style-name="Strong_20_Emphasis"><text:span text:style-name="T43">. </text:span></text:span><text:span text:style-name="Strong_20_Emphasis"><text:span text:style-name="T45">İslam dinini gerçekten iyi araştıran insanlar </text:span></text:span><text:span text:style-name="Strong_20_Emphasis"><text:span text:style-name="T47">çok fazla bilgiye </text:span></text:span><text:span text:style-name="Strong_20_Emphasis"><text:span text:style-name="T46">sahip olurlar</text:span></text:span><text:span text:style-name="Strong_20_Emphasis"><text:span text:style-name="T45">. Örneğin şeytanın boynundaki kolyenin gerçekte bir lanet damgası olduğu gibi. </text:span></text:span><text:span text:style-name="Strong_20_Emphasis"><text:span text:style-name="T47">İslam dini </text:span></text:span><text:span text:style-name="Strong_20_Emphasis"><text:span text:style-name="T48">size hiçbir yerde var olmayan bilgler verir </text:span></text:span><text:span text:style-name="Strong_20_Emphasis"><text:span text:style-name="T49">ve bu bilgileri de Kur’an’dan </text:span></text:span><text:span text:style-name="Strong_20_Emphasis"><text:span text:style-name="T50">herkes öğrenebilir</text:span></text:span><text:span text:style-name="Strong_20_Emphasis"><text:span text:style-name="T49">.</text:span></text:span></text:p>
      <text:p text:style-name="P2"><text:span text:style-name="Strong_20_Emphasis"><text:span text:style-name="T49"/></text:span></text:p>
      <text:p text:style-name="P11"><text:span text:style-name="Strong_20_Emphasis"><text:span text:style-name="T66">PART 13</text:span></text:span></text:p>
      <text:p text:style-name="P9"><text:span text:style-name="Strong_20_Emphasis"><text:span text:style-name="T49"><text:tab/></text:span></text:span><text:span text:style-name="Strong_20_Emphasis"><text:span text:style-name="T52">Mossad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53">Kehf suresinin ilk 10 ayetini ve son 10 ayetini </text:span></text:span><text:span text:style-name="Strong_20_Emphasis"><text:span text:style-name="T54">hergün</text:span></text:span><text:span text:style-name="Strong_20_Emphasis"><text:span text:style-name="T53"> okursanız sihir ve büyülerden kurunursunuz. </text:span></text:span><text:span text:style-name="Strong_20_Emphasis"><text:span text:style-name="T52">Ayrıca sihir ve büyüden kurunmak için Kur’an’da birçok sure var bu sureleri sürekli okumanız gerekiyor. </text:span></text:span></text:p>
      <text:p text:style-name="P9"><text:span text:style-name="Strong_20_Emphasis"><text:span text:style-name="T52"/></text:span></text:p>
      <text:p text:style-name="P11"><text:span text:style-name="Strong_20_Emphasis"><text:span text:style-name="T66">PART 14</text:span></text:span></text:p>
      <text:p text:style-name="P9"><text:span text:style-name="Strong_20_Emphasis"><text:span text:style-name="T52"><text:tab/>Cinler ile ilişkiye girmeyi unutun çünkü bu islam dininde yasaklanmıştır bunun yerine </text:span></text:span><text:span text:style-name="Strong_20_Emphasis"><text:span text:style-name="T53">kendiniz gibi estetik ameliyat ile yüzünü değiştirmiş insanlar bulup</text:span></text:span><text:span text:style-name="Strong_20_Emphasis"><text:span text:style-name="T52"> müslüman olmuş </text:span></text:span><text:span text:style-name="Strong_20_Emphasis"><text:span text:style-name="T53">yani </text:span></text:span><text:span text:style-name="Strong_20_Emphasis"><text:span text:style-name="T52">sizin gibi insanlar bulup evlenin. </text:span></text:span><text:span text:style-name="Strong_20_Emphasis"><text:span text:style-name="T53">Evlenemiyorsanız da sık sık oruç tutun. Bu şekilde kendi istek ve arzularınızı kendi kontrolünüz altına almış olursunuz. Ayrıca şeytanların bedeninize girmesine tesbih namazı ve zikirler ile engel olun yoksa şeytanlar sizi delirtir. </text:span></text:span><text:span text:style-name="Strong_20_Emphasis"><text:span text:style-name="T55">Şeytan sizi korku ile yönetiyor bunu siz de bilin </text:span></text:span><text:span text:style-name="Strong_20_Emphasis"><text:span text:style-name="T56">ve şeytandan korkmayın bunun yerine ayetel kürsi okuyun</text:span></text:span><text:span text:style-name="Strong_20_Emphasis"><text:span text:style-name="T55">. İslam dini ile ilgili Ayetel Kürsi duası gibi size faydalı şeyleri siz birbirinize öğretin çünkü günümüz dünyasında böyle şeyleri size öğretecek kimse yok.</text:span></text:span></text:p>
      <text:p text:style-name="P2"><text:span text:style-name="Strong_20_Emphasis"><text:span text:style-name="T53"/></text:span></text:p>
      <text:p text:style-name="P11"><text:span text:style-name="Strong_20_Emphasis"><text:span text:style-name="T66">PART 15</text:span></text:span></text:p>
      <text:p text:style-name="P11"><text:span text:style-name="Strong_20_Emphasis"><text:span text:style-name="T66"><text:tab/></text:span></text:span><text:span text:style-name="Strong_20_Emphasis"><text:span text:style-name="T56">Bu dünyada herkes bir şeyler söylemiş fakat asıl önemli olan bu kadar büyük bir evreni yoktan var eden yaratıcının yani Allah’ın Kur’an adındaki kitapta sizinle ne tür bilgiler paylaştığını ve size ne söylediğini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57">ler</text:span></text:span><text:span text:style-name="Strong_20_Emphasis"><text:span text:style-name="T56"> islam dinindeki bilgilerdir aksi takdirde şeytanın tuzağından kurtulamazsınız. </text:span></text:span><text:span text:style-name="Strong_20_Emphasis"><text:span text:style-name="T57">Şeytan sinsi ve yalancı bir düşmandır. </text:span></text:span><text:span text:style-name="Strong_20_Emphasis"><text:span text:style-name="T58">Şeytanın </text:span></text:span><text:span text:style-name="Strong_20_Emphasis"><text:span text:style-name="T59">size</text:span></text:span><text:span text:style-name="Strong_20_Emphasis"><text:span text:style-name="T58"> öğrettiği yalan </text:span></text:span><text:span text:style-name="Strong_20_Emphasis"><text:span text:style-name="T60">ve yanlış şeyleri </text:span></text:span><text:span text:style-name="Strong_20_Emphasis"><text:span text:style-name="T58">terk edin.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7:27:19.375361202</meta:creation-date>
    <dc:date>2022-05-14T02:20:36.280599742</dc:date>
    <meta:editing-duration>PT2H3M23S</meta:editing-duration>
    <meta:editing-cycles>48</meta:editing-cycles>
    <meta:generator>LibreOffice/7.2.6.2$Linux_X86_64 LibreOffice_project/20$Build-2</meta:generator>
    <meta:document-statistic meta:table-count="0" meta:image-count="0" meta:object-count="0" meta:page-count="3" meta:paragraph-count="32" meta:word-count="1324" meta:character-count="9576" meta:non-whitespace-character-count="8257"/>
  </office:meta>
</office:document-meta>
</file>